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officeooo:rsid="0009f8d5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57599662" text:style-name="L1">
        <text:list-item>
          <text:p text:style-name="P1"><draw:frame draw:style-name="fr1" draw:name="Object1" text:anchor-type="as-char" svg:y="-0.2181in" svg:width="0.9862in" svg:height="0.3764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9f8d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Alexander Harry</text:span></text:p>
        <text:p text:style-name="Header"><text:tab/><text:tab/><text:span text:style-name="MT1">Justin Keeling</text:span></text:p>
        <text:p text:style-name="Header"><text:tab/><text:tab/><text:span text:style-name="MT1">Joh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1:56:22.659809024</meta:creation-date>
    <dc:date>2019-01-15T13:53:12.594328870</dc:date>
    <meta:editing-duration>PT1M</meta:editing-duration>
    <meta:editing-cycles>1</meta:editing-cycles>
    <meta:generator>LibreOffice/6.0.7.3$Linux_X86_64 LibreOffice_project/00m0$Build-3</meta:generator>
    <meta:document-statistic meta:table-count="0" meta:image-count="0" meta:object-count="1" meta:page-count="1" meta:paragraph-count="4" meta:word-count="6" meta:character-count="41" meta:non-whitespace-character-count="33"/>
  </office:meta>
</office:document-meta>
</file>

<file path=Object 1/content.xml><?xml version="1.0" encoding="utf-8"?>
<math xmlns="http://www.w3.org/1998/Math/MathML" display="block">
  <semantics>
    <mrow>
      <mtext>Claim: S = </mtext>
      <mi mathvariant="normal">ℚ</mi>
    </mrow>
    <annotation encoding="StarMath 5.0">"Claim: S = " setQ
newline
</annotation>
  </semantics>
</math>
</file>